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>
            <text:p>Objet</text:p>
          </table:table-cell>
          <table:table-cell office:value-type="string">
            <text:p>Haut niveau</text:p>
          </table:table-cell>
          <table:table-cell table:number-columns-repeated="1021"/>
        </table:table-row>
        <table:table-row table:style-name="ro1">
          <table:table-cell office:value-type="string">
            <text:p>Modula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MOLOG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Numerical Recipes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Objective-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Object-PL/SQ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Ooc (langage)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 style:data-style-name="N2" text:time-value="0000-00-00T11:40:33.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32S</meta:editing-duration>
    <meta:editing-cycles>5</meta:editing-cycles>
    <meta:generator>LibreOffice/4.0.4.2$Windows_x86 LibreOffice_project/9e9821abd0ffdbc09cd8c52eaa574fa09eb08f2</meta:generator>
    <dc:date>2014-03-13T11:57:15.52</dc:date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